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0.7292in" table:align="left"/>
    </style:style>
    <style:style style:name="Table1.A" style:family="table-column">
      <style:table-column-properties style:column-width="0.2104in"/>
    </style:style>
    <style:style style:name="Table1.B" style:family="table-column">
      <style:table-column-properties style:column-width="0.5188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0.6708in" table:align="left"/>
    </style:style>
    <style:style style:name="Table2.A" style:family="table-column">
      <style:table-column-properties style:column-width="0.2104in"/>
    </style:style>
    <style:style style:name="Table2.B" style:family="table-column">
      <style:table-column-properties style:column-width="0.4604in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1.4375in" table:align="left"/>
    </style:style>
    <style:style style:name="Table3.A" style:family="table-column">
      <style:table-column-properties style:column-width="0.784in"/>
    </style:style>
    <style:style style:name="Table3.B" style:family="table-column">
      <style:table-column-properties style:column-width="0.6535in"/>
    </style:style>
    <style:style style:name="Table3.A1" style:family="table-cell">
      <style:table-cell-properties style:vertical-align="middle" fo:padding="0.0694in" fo:border="1pt solid #000000"/>
    </style:style>
    <style:style style:name="Table4" style:family="table">
      <style:table-properties style:width="1.9292in" table:align="left"/>
    </style:style>
    <style:style style:name="Table4.A" style:family="table-column">
      <style:table-column-properties style:column-width="0.6403in"/>
    </style:style>
    <style:style style:name="Table4.B" style:family="table-column">
      <style:table-column-properties style:column-width="0.7736in"/>
    </style:style>
    <style:style style:name="Table4.C" style:family="table-column">
      <style:table-column-properties style:column-width="0.5153in"/>
    </style:style>
    <style:style style:name="Table4.A1" style:family="table-cell">
      <style:table-cell-properties style:vertical-align="middle" fo:padding="0.0694in" fo:border="1pt solid #000000"/>
    </style:style>
    <style:style style:name="Table5" style:family="table">
      <style:table-properties style:width="1.3694in" table:align="left"/>
    </style:style>
    <style:style style:name="Table5.A" style:family="table-column">
      <style:table-column-properties style:column-width="0.6403in"/>
    </style:style>
    <style:style style:name="Table5.B" style:family="table-column">
      <style:table-column-properties style:column-width="0.7292in"/>
    </style:style>
    <style:style style:name="Table5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rsid="0006709e" officeooo:paragraph-rsid="0006709e"/>
    </style:style>
    <style:style style:name="P3" style:family="paragraph" style:parent-style-name="Text_20_body" style:list-style-name="L14">
      <style:text-properties officeooo:rsid="0006709e" officeooo:paragraph-rsid="0006709e"/>
    </style:style>
    <style:style style:name="P4" style:family="paragraph" style:parent-style-name="Text_20_body" style:list-style-name="L14">
      <style:text-properties officeooo:rsid="00072c4f" officeooo:paragraph-rsid="00072c4f"/>
    </style:style>
    <style:style style:name="P5" style:family="paragraph" style:parent-style-name="Text_20_body">
      <style:text-properties officeooo:rsid="00072c4f" officeooo:paragraph-rsid="00072c4f"/>
    </style:style>
    <style:style style:name="P6" style:family="paragraph" style:parent-style-name="Text_20_body" style:list-style-name="L14">
      <style:text-properties officeooo:rsid="000a1e71" officeooo:paragraph-rsid="000a1e71"/>
    </style:style>
    <style:style style:name="P7" style:family="paragraph" style:parent-style-name="Text_20_body">
      <style:text-properties officeooo:rsid="000bccfb" officeooo:paragraph-rsid="000bccfb"/>
    </style:style>
    <style:style style:name="P8" style:family="paragraph" style:parent-style-name="Text_20_body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30fa" officeooo:paragraph-rsid="000330fa" style:text-blinking="false" fo:background-color="transparent"/>
    </style:style>
    <style:style style:name="P12" style:family="paragraph" style:parent-style-name="Text_20_body" style:list-style-name="L1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30fa" officeooo:paragraph-rsid="000330fa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8b19" officeooo:paragraph-rsid="00048b19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cfb" officeooo:paragraph-rsid="000bccfb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0bccfb" officeooo:paragraph-rsid="000bccfb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330fa"/>
    </style:style>
    <style:style style:name="P22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officeooo:paragraph-rsid="0005f06e"/>
    </style:style>
    <style:style style:name="P23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officeooo:rsid="0005f06e" officeooo:paragraph-rsid="0005f06e"/>
    </style:style>
    <style:style style:name="P24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officeooo:rsid="0006709e" officeooo:paragraph-rsid="0006709e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9">
      <style:paragraph-properties fo:margin-top="0in" fo:margin-bottom="0in" loext:contextual-spacing="false" fo:line-height="138%" style:writing-mode="lr-tb"/>
      <style:text-properties fo:font-variant="normal" fo:text-transform="none" fo:color="#999999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7" style:family="paragraph" style:parent-style-name="Text_20_body" style:list-style-name="L5">
      <style:paragraph-properties fo:margin-left="0.5in" fo:margin-right="0in" fo:margin-top="0in" fo:margin-bottom="0in" loext:contextual-spacing="false" fo:line-height="138%" fo:text-indent="0in" style:auto-text-indent="false" style:writing-mode="lr-tb"/>
    </style:style>
    <style:style style:name="P38" style:family="paragraph" style:parent-style-name="Text_20_body" style:list-style-name="L5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rsid="000330fa" officeooo:paragraph-rsid="000330fa"/>
    </style:style>
    <style:style style:name="P39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0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officeooo:rsid="000330fa" officeooo:paragraph-rsid="000330fa"/>
    </style:style>
    <style:style style:name="P41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officeooo:rsid="00083068" officeooo:paragraph-rsid="00083068"/>
    </style:style>
    <style:style style:name="P42" style:family="paragraph" style:parent-style-name="Heading_20_3">
      <style:paragraph-properties fo:margin-top="0.222in" fo:margin-bottom="0.0555in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3" style:family="paragraph" style:parent-style-name="Heading_20_4">
      <style:paragraph-properties fo:margin-top="0.1945in" fo:margin-bottom="0.0555in" loext:contextual-spacing="false" fo:line-height="138%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Heading_20_6">
      <style:paragraph-properties fo:margin-top="0.1665in" fo:margin-bottom="0.0555in" loext:contextual-spacing="false" fo:line-height="138%" style:writing-mode="lr-tb"/>
      <style:text-properties fo:font-variant="normal" fo:text-transform="none" fo:color="#666666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46" style:family="paragraph" style:parent-style-name="Heading_20_5">
      <style:paragraph-properties fo:margin-top="0.1665in" fo:margin-bottom="0.0555in" loext:contextual-spacing="false" fo:line-height="138%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30f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8b1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4d4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ccf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048b1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officeooo:rsid="0005f06e" style:text-blinking="false" fo:background-color="transparent" loext:char-shading-value="0"/>
    </style:style>
    <style:style style:name="T10" style:family="text">
      <style:text-properties style:font-name="Arial" fo:font-size="11pt" fo:font-style="normal" fo:font-weight="normal"/>
    </style:style>
    <style:style style:name="T11" style:family="text">
      <style:text-properties style:font-name="Arial" fo:font-size="10pt" fo:font-style="normal" fo:font-weight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normal"/>
    </style:style>
    <style:style style:name="T14" style:family="text">
      <style:text-properties fo:color="#434343" fo:background-color="transparent" loext:char-shading-value="0"/>
    </style:style>
    <style:style style:name="T15" style:family="text">
      <style:text-properties officeooo:rsid="00083068"/>
    </style:style>
    <style:style style:name="T16" style:family="text">
      <style:text-properties officeooo:rsid="000bccf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1220be3e-7fff-04e1-1101-314f88f58b00"/>Финальный проект </text:p>
      <text:p text:style-name="Text_20_body"/>
      <text:p text:style-name="P17"><draw:frame draw:style-name="fr1" draw:name="Image1" text:anchor-type="as-char" svg:width="6.2709in" svg:height="4.7083in" draw:z-index="0"><draw:image xlink:href="https://lh6.googleusercontent.com/xCnp6b9TC2nXrJ6kcGJxm4webBtN0_tB_UeDbiy6fKSVoLmcrdTp3DfmDPnCmSOw6NwiopSvCiXBgCrFuTA3mqJQo6w4-BCgQYo2x3xcZT61Mf3J1Tjr6_R5g01cT3CTdIPj-Kum" xlink:type="simple" xlink:show="embed" xlink:actuate="onLoad"/></draw:frame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  <text:h text:style-name="P42" text:outline-level="3">Схема системы версия 1 .</text:h>
      <text:p text:style-name="Text_20_body"/>
      <text:p text:style-name="P17"><draw:frame draw:style-name="fr1" draw:name="Image2" text:anchor-type="as-char" svg:width="6.2709in" svg:height="4.8752in" draw:z-index="1"><draw:image xlink:href="https://lh6.googleusercontent.com/ji1wTXqvy__dyavAni06kQYFmua2eDdj3QeJwImrs1yCyoCUGIkvEmbioiluO2LnjwZY2P4AiaCBUSWu2QjpgxGess8Gn80ELfgoe3-QhfS9yrrFkQ9NraHNUEZOc7GTtOqvnKlU" xlink:type="simple" xlink:show="embed" xlink:actuate="onLoad"/></draw:frame></text:p>
      <text:p text:style-name="Text_20_body"/>
      <text:h text:style-name="P42" text:outline-level="3"><text:soft-page-break/>Схема v2 (05.11.2019)</text:h>
      <text:p text:style-name="P17"><draw:frame draw:style-name="fr1" draw:name="Image3" text:anchor-type="as-char" svg:width="6.2709in" svg:height="5.052in" draw:z-index="2"><draw:image xlink:href="https://lh5.googleusercontent.com/MwwBpjKBZRjrB0SvdLPa-fwzwkCoM17MsbW30Ll0Ri2Gw2iugEg5ojulAi07Ton82bt-7SkYoJ2w5asM38R4iPpefmSR1IjLmUUi05o0Fa_W3i32dnY2E8lRaVz94kYsa4p0k3Ev" xlink:type="simple" xlink:show="embed" xlink:actuate="onLoad"/></draw:frame></text:p>
      <text:h text:style-name="P42" text:outline-level="3">Описание</text:h>
      <text:h text:style-name="P43" text:outline-level="4">Сервис “Copters simulation”  </text:h>
      <text:p text:style-name="P10">Получает задание на полет квадрокоптера от сервиса “Delivery manager”. Симулирует процесс полета квадрокоптера(-ов). В соответствии с этим генерирует события:</text:p>
      <text:list xml:id="list1928850855213307515" text:style-name="L1">
        <text:list-item>
          <text:p text:style-name="P25">Начался процесс взлета (“take off detected”)</text:p>
        </text:list-item>
        <text:list-item>
          <text:p text:style-name="P25">Взлет завершен, полет начался (“mission started”)</text:p>
        </text:list-item>
        <text:list-item>
          <text:p text:style-name="P25">Начался процесс посадки (“landing”)</text:p>
        </text:list-item>
        <text:list-item>
          <text:p text:style-name="P25">Совершил посадку на базе (“landed on base”)</text:p>
        </text:list-item>
        <text:list-item>
          <text:p text:style-name="P25">Совершил посадку у клиента (“landed at the client”)</text:p>
        </text:list-item>
      </text:list>
      <text:p text:style-name="P10">Cобытия генерируются через POST запрос к сервису “Producer”</text:p>
      <text:p text:style-name="P20"><text:a xlink:type="simple" xlink:href="https://github.com/ViktorAnchutin/SberFinalProject/tree/master/Simulator" text:style-name="Internet_20_link" text:visited-style-name="Visited_20_Internet_20_Link"><text:span text:style-name="T1">https://github.com/ViktorAnchutin/SberFinalProject/tree/master/Simulator</text:span></text:a></text:p>
      <text:p text:style-name="Text_20_body"/>
      <text:p text:style-name="P17"><text:soft-page-break/><draw:frame draw:style-name="fr1" draw:name="Image4" text:anchor-type="as-char" svg:width="4.4791in" svg:height="3.2189in" draw:z-index="3"><draw:image xlink:href="https://lh4.googleusercontent.com/mzvILPoarqYgjia5hbBAEDW3MBeizNRuCRmH5Y-lKoKc062MsmbFA4uuZFnG9TXqLmUZIMkd8-KS7Ka88Z97paP8toZDRgzdB9ZMr5Qztar5O8nFgJ3nne_Ox6Q7K_NZz8ok0GDg" xlink:type="simple" xlink:show="embed" xlink:actuate="onLoad"/></draw:frame></text:p>
      <text:p text:style-name="P1"><text:line-break/></text:p>
      <text:h text:style-name="P43" text:outline-level="4">Сервис “Producer”</text:h>
      <text:p text:style-name="P10">Обрабатывает запросы с событиями от симулятора и публикует их в топик “events” кафки.</text:p>
      <text:p text:style-name="P20"><text:a xlink:type="simple" xlink:href="https://github.com/ViktorAnchutin/SberFinalProject/tree/master/Producer" text:style-name="Internet_20_link" text:visited-style-name="Visited_20_Internet_20_Link"><text:span text:style-name="T1">https://github.com/ViktorAnchutin/SberFinalProject/tree/master/Producer</text:span></text:a></text:p>
      <text:p text:style-name="Text_20_body"/>
      <text:p text:style-name="P10">Интерфейсы:</text:p>
      <text:list xml:id="list22935726605814840" text:style-name="L2">
        <text:list-item>
          <text:p text:style-name="P26">Kafka</text:p>
        </text:list-item>
      </text:list>
      <text:p text:style-name="P10">Публикует в топик “events”</text:p>
      <text:p text:style-name="P1"><text:line-break/></text:p>
      <text:h text:style-name="P43" text:outline-level="4">Сервис “Copter profile”</text:h>
      <text:p text:style-name="P10">CRUD сервис для квадрокоптеров компании с REST API. </text:p>
      <text:p text:style-name="P10">Сервис также используется для синхронизации коптеров с сервисом “Copter state service”, который периодически запрашивает id всех коптеров.</text:p>
      <text:p text:style-name="Text_20_body"/>
      <text:p text:style-name="P10">Примерная схема таблицы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Id</text:p>
          </table:table-cell>
          <table:table-cell table:style-name="Table1.A1" office:value-type="string">
            <text:p text:style-name="P44">Model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><text:soft-page-break/></text:p>
      <text:p text:style-name="P10">Интерфейсы:</text:p>
      <text:list xml:id="list839145492495586447" text:style-name="L3">
        <text:list-item>
          <text:p text:style-name="P27">REST ( CRUD )</text:p>
        </text:list-item>
      </text:list>
      <text:h text:style-name="P43" text:outline-level="4">Сервис “Copter state”</text:h>
      <text:p text:style-name="P10">Читает из кафки топик “events”  , определяет состояние коптера и записывает в базу данных. </text:p>
      <text:p text:style-name="P10">Предоставляет REST API для получения состояния коптера. </text:p>
      <text:p text:style-name="P10">Синхронизирует список всех коптеров с сервисом “Copter profile”</text:p>
      <text:p text:style-name="P10">Предоставляет REST API для получения списка коптеров по заданному состоянию</text:p>
      <text:p text:style-name="Text_20_body"/>
      <text:p text:style-name="P10">Состояния коптера определяются по событиям исходя из машины состояний.  </text:p>
      <text:p text:style-name="P10">Предполагаемые состояния коптера:</text:p>
      <text:list xml:id="list3874164611002407219" text:style-name="L4">
        <text:list-item>
          <text:p text:style-name="P28">on_base</text:p>
        </text:list-item>
        <text:list-item>
          <text:p text:style-name="P28">taking off</text:p>
        </text:list-item>
        <text:list-item>
          <text:p text:style-name="P28">mission</text:p>
        </text:list-item>
        <text:list-item>
          <text:p text:style-name="P28">landing</text:p>
        </text:list-item>
        <text:list-item>
          <text:p text:style-name="P28">at_the_client</text:p>
        </text:list-item>
      </text:list>
      <text:p text:style-name="Text_20_body"/>
      <text:p text:style-name="P10">Примерная схема таблицы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Id</text:p>
          </table:table-cell>
          <table:table-cell table:style-name="Table2.A1" office:value-type="string">
            <text:p text:style-name="P44">State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p text:style-name="P10">Интерфейсы:</text:p>
      <text:list xml:id="list4457612963170693596" text:style-name="L5">
        <text:list-item>
          <text:p text:style-name="P29">REST <text:span text:style-name="T15">controller</text:span></text:p>
        </text:list-item>
        <text:list-item>
          <text:p text:style-name="P37"><text:span text:style-name="T2">Получение списка коптеров по </text:span><text:span text:style-name="T3">заданному состоянию</text:span></text:p>
        </text:list-item>
        <text:list-item>
          <text:p text:style-name="P38"><text:span text:style-name="T2">Получение состояния коптера по id</text:span></text:p>
        </text:list-item>
        <text:list-item>
          <text:p text:style-name="P41"><text:span text:style-name="T2">Http client</text:span></text:p>
          <text:list>
            <text:list-item>
              <text:p text:style-name="P41"><text:span text:style-name="T2">Получение списка всех коптеров </text:span><text:span text:style-name="T5">у сервиса “Copter profile”</text:span></text:p>
            </text:list-item>
          </text:list>
        </text:list-item>
        <text:list-item>
          <text:p text:style-name="P40"><text:span text:style-name="T2">Kafka</text:span></text:p>
          <text:list>
            <text:list-item>
              <text:p text:style-name="P40"><text:span text:style-name="T2">Читает топик “events” </text:span></text:p>
              <text:p text:style-name="P40"><text:span text:style-name="T2"/></text:p>
            </text:list-item>
          </text:list>
        </text:list-item>
      </text:list>
      <text:h text:style-name="P43" text:outline-level="4"><text:soft-page-break/>Сервис “Telemetry service”</text:h>
      <text:p text:style-name="P10">Читает из кафки сообщения телеметрии , сохраняет последнее в Redis. По REST отдает сохраненное состояние телеметрии.</text:p>
      <text:p text:style-name="P11">Интерфейсы:</text:p>
      <text:list xml:id="list3753035342633859519" text:style-name="L12">
        <text:list-item>
          <text:p text:style-name="P12">REST <text:span text:style-name="T16">controller</text:span></text:p>
          <text:list>
            <text:list-item>
              <text:p text:style-name="P12">Получение телеметрии коптера по id</text:p>
            </text:list-item>
          </text:list>
        </text:list-item>
        <text:list-item>
          <text:p text:style-name="P12">Kafka</text:p>
          <text:list>
            <text:list-item>
              <text:p text:style-name="P12">Читает топик “events”</text:p>
            </text:list-item>
          </text:list>
        </text:list-item>
      </text:list>
      <text:p text:style-name="P21"/>
      <text:h text:style-name="P43" text:outline-level="4">Сервис “Order service”</text:h>
      <text:p text:style-name="P10">Сервис служит для создания заказа. Клиент выбирает адрес хелипорта из списка доступных или задает номер существующего хелипорта.</text:p>
      <text:p text:style-name="P10">Сервис предоставляет REST API для публикации заказа, получения списка существующих хелипортов и мониторинга состояния заказа.(все указал?)</text:p>
      <text:p text:style-name="P10">Сервис определяет состояние заказа:</text:p>
      <text:list xml:id="list5038684699546036585" text:style-name="L6">
        <text:list-item>
          <text:p text:style-name="P30">new (сразу после создания)</text:p>
        </text:list-item>
        <text:list-item>
          <text:p text:style-name="P30">in progress ( после публикации сообщения в кафку о новом заказе )</text:p>
        </text:list-item>
        <text:list-item>
          <text:p text:style-name="P30">getting delivered ( При получении сообщения из кафки от “Delivery manager” “copter sent”  )</text:p>
        </text:list-item>
        <text:list-item>
          <text:p text:style-name="P30">canceled ( ? )</text:p>
        </text:list-item>
        <text:list-item>
          <text:p text:style-name="P30">delivered ( при получении сообщения из кафки от коптера (продюсера) “landed at the client” )</text:p>
        </text:list-item>
      </text:list>
      <text:p text:style-name="Text_20_body"/>
      <text:p text:style-name="P10">При создании заказа сервис публикует сообщение в кафку с информацией об id заказа и адресе доставки. Пусть топик будет называться “order placed”. (или иначе? Как?)</text:p>
      <text:p text:style-name="P10"/>
      <text:p text:style-name="P13">Интерфейсы:</text:p>
      <text:list xml:id="list6850898864681742308" text:style-name="L13">
        <text:list-item>
          <text:p text:style-name="P22"><text:span text:style-name="T4">Kafka</text:span></text:p>
          <text:list>
            <text:list-item>
              <text:p text:style-name="P22"><text:span text:style-name="T8">Читает топик </text:span><text:span text:style-name="T7">“</text:span><text:span text:style-name="T2">copter sent” ( Публикует Delivery manager )</text:span></text:p>
            </text:list-item>
            <text:list-item>
              <text:p text:style-name="P22"><text:span text:style-name="T9">Читает топик </text:span><text:span text:style-name="T7">“</text:span><text:span text:style-name="T2">events” <text:s/></text:span><text:span text:style-name="T4">(Публикует Producer)</text:span></text:p>
            </text:list-item>
            <text:list-item>
              <text:p text:style-name="P24"><text:span text:style-name="T4">П</text:span><text:span text:style-name="T2">убликует в топик “order placed”</text:span></text:p>
            </text:list-item>
          </text:list>
        </text:list-item>
        <text:list-item>
          <text:p text:style-name="P23"><text:span text:style-name="T4">R</text:span><text:span text:style-name="T2">EST </text:span><text:span text:style-name="T6">controller</text:span></text:p>
          <text:list>
            <text:list-item>
              <text:p text:style-name="P23"><text:span text:style-name="T2">Создание заказа</text:span></text:p>
            </text:list-item>
            <text:list-item>
              <text:p text:style-name="P23"><text:span text:style-name="T2">Получение информации о состоянии заказа</text:span></text:p>
              <text:p text:style-name="P23"><text:span text:style-name="T2"/></text:p>
            </text:list-item>
          </text:list>
        </text:list-item>
      </text:list>
      <text:p text:style-name="P10">Сервис содержит таблицу с хелипортами и их адресами.</text:p>
      <text:p text:style-name="Text_20_body"><text:soft-page-break/></text:p>
      <text:p text:style-name="P10">Таблицы сервиса:</text:p>
      <text:p text:style-name="Text_20_body"/>
      <text:p text:style-name="P10">справочник хелипортов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heliport_id</text:p>
          </table:table-cell>
          <table:table-cell table:style-name="Table3.A1" office:value-type="string">
            <text:p text:style-name="P44">address</text:p>
          </table:table-cell>
        </table:table-row>
      </table:table>
      <text:p text:style-name="Text_20_body"/>
      <text:p text:style-name="P10">таблица заказов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">order_id</text:p>
          </table:table-cell>
          <table:table-cell table:style-name="Table4.A1" office:value-type="string">
            <text:p text:style-name="P44">heliport_id</text:p>
          </table:table-cell>
          <table:table-cell table:style-name="Table4.A1" office:value-type="string">
            <text:p text:style-name="P44">status</text:p>
          </table:table-cell>
        </table:table-row>
      </table:table>
      <text:p text:style-name="Text_20_body"/>
      <text:h text:style-name="P43" text:outline-level="4">Сервис “Delivery manager”</text:h>
      <text:p text:style-name="P10">Сервис назначает коптер для каждого заказа и отравляет задание симулятору.</text:p>
      <text:p text:style-name="P10">Сервис читает сообщения о новых заказах из топика “new order”. Для назначения коптера каждому заказу сервис запрашивает количество свободных коптеров (“on_base”) у сервиса “Copter state”.  При назначении коптера сервис отправляет сообщение в топик “copter sent” с информацией о номере заказа и дает задание симулятору на симуляцию полета коптера.</text:p>
      <text:p text:style-name="Text_20_body"/>
      <text:p text:style-name="P10">Таблица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order_id</text:p>
          </table:table-cell>
          <table:table-cell table:style-name="Table5.A1" office:value-type="string">
            <text:p text:style-name="P44">copter_id</text:p>
          </table:table-cell>
        </table:table-row>
      </table:table>
      <text:p text:style-name="Text_20_body"/>
      <text:p text:style-name="P2">Интерфейсы:</text:p>
      <text:list xml:id="list7433089622662975035" text:style-name="L14">
        <text:list-item>
          <text:p text:style-name="P3">Kafka</text:p>
          <text:list>
            <text:list-item>
              <text:p text:style-name="P3">Читает топик “order placed” ( Публикует “Order service”)</text:p>
            </text:list-item>
            <text:list-item>
              <text:p text:style-name="P4">Публикует топик “copter sent”</text:p>
            </text:list-item>
          </text:list>
        </text:list-item>
        <text:list-item>
          <text:p text:style-name="P6">Http client</text:p>
          <text:list>
            <text:list-item>
              <text:p text:style-name="P6">Запрос доступных для полета коптеров у сервиса “Copter state”</text:p>
            </text:list-item>
            <text:list-item>
              <text:p text:style-name="P6">POST запрос с данными о заданиее на полет коптера сервису “Simulator”</text:p>
            </text:list-item>
          </text:list>
        </text:list-item>
      </text:list>
      <text:p text:style-name="P5"><text:soft-page-break/></text:p>
      <text:h text:style-name="P43" text:outline-level="4">Сервис “Presentation Layer”</text:h>
      <text:p text:style-name="P10">Агрегирует информацию для фронтенда</text:p>
      <text:p text:style-name="Text_20_body"/>
      <text:h text:style-name="P43" text:outline-level="4">Kafka</text:h>
      <text:p text:style-name="P19">Топик “events”:</text:p>
      <text:p text:style-name="P18"> <text:span text:style-name="T10">Сообщения о событиях состояния:</text:span></text:p>
      <text:list xml:id="list8550401753424685039" text:style-name="L8">
        <text:list-item>
          <text:p text:style-name="P31">take off detected</text:p>
        </text:list-item>
        <text:list-item>
          <text:p text:style-name="P31">mission started</text:p>
        </text:list-item>
        <text:list-item>
          <text:p text:style-name="P31">landing</text:p>
        </text:list-item>
        <text:list-item>
          <text:p text:style-name="P31">landed on base</text:p>
        </text:list-item>
        <text:list-item>
          <text:p text:style-name="P31">landed at the client</text:p>
        </text:list-item>
      </text:list>
      <text:p text:style-name="P14">{</text:p>
      <text:p text:style-name="P18">“<text:span text:style-name="T11">id” : 43,</text:span></text:p>
      <text:p text:style-name="P18">“<text:span text:style-name="T11">event_type” : “state”,</text:span></text:p>
      <text:p text:style-name="P18">“<text:span text:style-name="T11">msg” : “take off detected”</text:span></text:p>
      <text:p text:style-name="P14">}</text:p>
      <text:p text:style-name="Text_20_body"/>
      <text:p text:style-name="P10">Сообщения телеметрии:</text:p>
      <text:p text:style-name="P14">{</text:p>
      <text:p text:style-name="P18">“<text:span text:style-name="T11">id” : 23,</text:span></text:p>
      <text:p text:style-name="P18">“<text:span text:style-name="T11">event_type” : “telemetry”,</text:span></text:p>
      <text:p text:style-name="P18">“<text:span text:style-name="T11">telemetry” {</text:span></text:p>
      <text:p text:style-name="P39">“<text:span text:style-name="T11">speed” : 13.8,</text:span></text:p>
      <text:p text:style-name="P36">“<text:span text:style-name="T11">battery” : 63,</text:span></text:p>
      <text:p text:style-name="P35">"location" : {</text:p>
      <text:p text:style-name="P36">               <text:span text:style-name="T11">"lat" : 37.4224764,</text:span></text:p>
      <text:p text:style-name="P36">               <text:span text:style-name="T11">"lon" : -122.0842499,</text:span></text:p>
      <text:p text:style-name="P36">  “<text:span text:style-name="T11">alt” : 20</text:span></text:p>
      <text:p text:style-name="P36">            <text:span text:style-name="T11">}</text:span></text:p>
      <text:p text:style-name="P35">}</text:p>
      <text:p text:style-name="P14">}</text:p>
      <text:p text:style-name="P14"/>
      <text:p text:style-name="P16">Топик “Copter sent”</text:p>
      <text:p text:style-name="P15">{<text:tab/>“order_id” : 23<text:tab/>}</text:p>
      <text:p text:style-name="P16"><text:soft-page-break/>Топик “Order placed”</text:p>
      <text:p text:style-name="P7">{<text:tab/>“order_id”: 34,<text:tab/>“location”: { “lat”: 34, “lon”: 54 }<text:tab/>}</text:p>
      <text:h text:style-name="P43" text:outline-level="4">UI</text:h>
      <text:h text:style-name="P45" text:outline-level="6">Интерфейс администратора</text:h>
      <text:list xml:id="list2277328917099449540" text:style-name="L9">
        <text:list-item>
          <text:p text:style-name="P32">Мониторинг телеметрии. Отображение текущего состояния коптера, его скорости, высоты, местоположения, батареи ( Сервис “Copter State”, “Telemetry” )</text:p>
        </text:list-item>
        <text:list-item>
          <text:p text:style-name="P32">Добавить новый коптер ( Через сервис “Copter profile”)</text:p>
        </text:list-item>
        <text:list-item>
          <text:p text:style-name="P32">Отображение пункта назначения, информации о заказе</text:p>
        </text:list-item>
        <text:list-item>
          <text:p text:style-name="P34"><text:span text:style-name="T12">Отображение времени до окончания доставки / возвращения домой.</text:span><text:span text:style-name="T14">*</text:span></text:p>
        </text:list-item>
      </text:list>
      <text:p text:style-name="P1"><text:line-break/></text:p>
      <text:h text:style-name="P45" text:outline-level="6">Интерфейс клиента</text:h>
      <text:p text:style-name="Text_20_body"/>
      <text:list xml:id="list4375159740375083927" text:style-name="L10">
        <text:list-item>
          <text:p text:style-name="P33">Отображение местоположения коптера</text:p>
        </text:list-item>
        <text:list-item>
          <text:p text:style-name="P33">Отображение оставшегося времени до момента прибытия заказа*</text:p>
        </text:list-item>
        <text:list-item>
          <text:p text:style-name="P33">Отображение информации о заказе</text:p>
        </text:list-item>
        <text:list-item>
          <text:p text:style-name="P33">Уведомления об изменении состояния доставки*</text:p>
        </text:list-item>
        <text:list-item>
          <text:p text:style-name="P33">Состояние доставки (коптер готовится, коптер в пути, заказ доставлен)</text:p>
        </text:list-item>
      </text:list>
      <text:p text:style-name="P1"><text:line-break/><text:line-break/></text:p>
      <text:h text:style-name="P43" text:outline-level="4"><text:soft-page-break/>Обсуждения</text:h>
      <text:h text:style-name="P46" text:outline-level="5">обсуждение 05.11.2019</text:h>
      <text:p text:style-name="P17"><draw:frame draw:style-name="fr1" draw:name="Image5" text:anchor-type="as-char" svg:width="6.2709in" svg:height="4.7083in" draw:z-index="4"><draw:image xlink:href="https://lh3.googleusercontent.com/OxCOOPYojS543goBWf625ihl4In4K3zcC_z5uq8lzMYeNt6Rn7X2v7OXcm7gVbc4oLakF3m6o0lEiFjdXBfsCYEpp_-mEtUHyyHY3uKM9MpVEWUvLx_wsIost3w1oqLrujsbSGUQ" xlink:type="simple" xlink:show="embed" xlink:actuate="onLoad"/></draw:frame></text:p>
      <text:p text:style-name="Text_20_body"><text:span text:style-name="T13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24:54.960295795</meta:creation-date>
    <dc:date>2019-11-06T20:57:31.839186498</dc:date>
    <meta:editing-duration>PT32M33S</meta:editing-duration>
    <meta:editing-cycles>10</meta:editing-cycles>
    <meta:generator>LibreOffice/5.1.6.2$Linux_X86_64 LibreOffice_project/10m0$Build-2</meta:generator>
    <meta:document-statistic meta:table-count="5" meta:image-count="5" meta:object-count="0" meta:page-count="10" meta:paragraph-count="157" meta:word-count="746" meta:character-count="5146" meta:non-whitespace-character-count="4511"/>
  </office:meta>
</office:document-meta>
</file>